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0791in"/>
    </style:style>
    <style:style style:name="co5" style:family="table-column">
      <style:table-column-properties fo:break-before="auto" style:column-width="1.2953in"/>
    </style:style>
    <style:style style:name="co6" style:family="table-column">
      <style:table-column-properties fo:break-before="auto" style:column-width="1.1228in"/>
    </style:style>
    <style:style style:name="co7" style:family="table-column">
      <style:table-column-properties fo:break-before="auto" style:column-width="0.96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8126in" svg:height="6.2528in" svg:x="0.1315in" svg:y="6.6957in">
            <draw:object draw:notify-on-update-of-ranges="Sheet1.C13:Sheet1.C36 Sheet1.E13:Sheet1.E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685in" svg:height="6.4264in" svg:x="0.2264in" svg:y="13.102in">
            <draw:object draw:notify-on-update-of-ranges="Sheet1.D13:Sheet1.D36 Sheet1.E13:Sheet1.E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.7413in" svg:height="6.7665in" svg:x="0.1591in" svg:y="19.6787in">
            <draw:object draw:notify-on-update-of-ranges="Sheet1.E12:Sheet1.E36 Sheet1.F12:Sheet1.F3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7" table:number-rows-spanned="1">
            <text:p>Transitions per History vs Iteration Matrix Spectral Radius and Cross Sections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1 MCSA Iteration (Equivalent to raw Neumann Ulam with solution guess of 0)</text:p>
          </table:table-cell>
          <table:table-cell table:number-columns-repeated="3"/>
        </table:table-row>
        <table:table-row table:style-name="ro2">
          <table:table-cell office:value-type="string">
            <text:p>Dx = 10</text:p>
          </table:table-cell>
          <table:table-cell office:value-type="string">
            <text:p>S = 1</text:p>
          </table:table-cell>
          <table:table-cell table:number-columns-repeated="6"/>
          <table:table-cell office:value-type="string">
            <text:p>10,000 Histories</text:p>
          </table:table-cell>
          <table:table-cell table:number-columns-repeated="3"/>
        </table:table-row>
        <table:table-row table:style-name="ro2">
          <table:table-cell office:value-type="string">
            <text:p>N = 100</text:p>
          </table:table-cell>
          <table:table-cell table:number-columns-repeated="7"/>
          <table:table-cell office:value-type="string">
            <text:p>Nonreentrant current vacuum boundary condition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Point source in center of domain.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CPU Time averaged over 3 runs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kappa(H)</text:p>
          </table:table-cell>
          <table:table-cell table:style-name="ce1" office:value-type="string">
            <text:p>kappa(A)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]/[.B13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3:.H13])" office:value-type="float" office:value="21.6366666666667">
            <text:p>21.6366666667</text:p>
          </table:table-cell>
          <table:table-cell table:number-columns-repeated="3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]/[.B14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4:.H14])" office:value-type="float" office:value="16.8966666666667">
            <text:p>16.8966666667</text:p>
          </table:table-cell>
          <table:table-cell table:number-columns-repeated="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5]/[.B15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5:.H15])" office:value-type="float" office:value="10.2">
            <text:p>10.2</text:p>
          </table:table-cell>
          <table:table-cell table:number-columns-repeated="3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6]/[.B16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6:.H16])" office:value-type="float" office:value="6.27666666666667">
            <text:p>6.276666666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7]/[.B17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7:.H17])" office:value-type="float" office:value="4.18333333333333">
            <text:p>4.1833333333</text:p>
          </table:table-cell>
          <table:table-cell table:number-columns-repeated="3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8]/[.B18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8:.H18])" office:value-type="float" office:value="2.24333333333333">
            <text:p>2.243333333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9]/[.B19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9:.H19])" office:value-type="float" office:value="1.41333333333333">
            <text:p>1.4133333333</text:p>
          </table:table-cell>
          <table:table-cell table:number-columns-repeated="3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20]/[.B20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20:.H20])" office:value-type="float" office:value="0.986666666666667">
            <text:p>0.986666666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1]/[.B21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21:.H21])" office:value-type="float" office:value="0.723333333333333">
            <text:p>0.7233333333</text:p>
          </table:table-cell>
          <table:table-cell table:number-columns-repeated="3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2]/[.B22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2:.H22])" office:value-type="float" office:value="0.576666666666667">
            <text:p>0.576666666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3]/[.B23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3:.H23])" office:value-type="float" office:value="0.45">
            <text:p>0.45</text:p>
          </table:table-cell>
          <table:table-cell table:number-columns-repeated="3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4]/[.B24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4:.H24])" office:value-type="float" office:value="0.363333333333333">
            <text:p>0.363333333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5]/[.B25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5:.H25])" office:value-type="float" office:value="0.306666666666667">
            <text:p>0.3066666667</text:p>
          </table:table-cell>
          <table:table-cell table:number-columns-repeated="3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6]/[.B26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6:.H26])" office:value-type="float" office:value="0.27">
            <text:p>0.2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7]/[.B27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7:.H27])" office:value-type="float" office:value="0.236666666666667">
            <text:p>0.2366666667</text:p>
          </table:table-cell>
          <table:table-cell table:number-columns-repeated="3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8]/[.B28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8:.H28])" office:value-type="float" office:value="0.21">
            <text:p>0.2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9]/[.B29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9:.H29])" office:value-type="float" office:value="0.186666666666667">
            <text:p>0.186666666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30]/[.B30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30:.H30])" office:value-type="float" office:value="0.15">
            <text:p>0.1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31]/[.B31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31:.H31])" office:value-type="float" office:value="0.13">
            <text:p>0.1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2]/[.B32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2:.H32])" office:value-type="float" office:value="0.116666666666667">
            <text:p>0.116666666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3]/[.B33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3:.H33])" office:value-type="float" office:value="0.0766666666666667">
            <text:p>0.0766666667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4]/[.B34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4:.H34])" office:value-type="float" office:value="0.0466666666666667">
            <text:p>0.0466666667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5]/[.B35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5:.H35])" office:value-type="float" office:value="0.0233333333333333">
            <text:p>0.0233333333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6]/[.B36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6:.H36])" office:value-type="float" office:value="0.0233333333333333">
            <text:p>0.0233333333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15T12:06:22</dc:date>
    <meta:editing-duration>PT1H24M13S</meta:editing-duration>
    <meta:editing-cycles>16</meta:editing-cycles>
    <meta:generator>LibreOffice/3.5$Linux_X86_64 LibreOffice_project/350m1$Build-2</meta:generator>
    <meta:document-statistic meta:table-count="3" meta:cell-count="2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25cm" svg:height="15.883cm" xlink:href=".." xlink:type="simple" chart:class="chart:scatter" chart:style-name="ch1">
        <chart:title svg:x="7.325cm" svg:y="0.453cm" chart:style-name="ch2">
          <text:p>Absorption to Scattering Ratio vs. Transitions/History</text:p>
        </chart:title>
        <chart:plot-area chart:style-name="ch3" table:cell-range-address="Sheet1.C13:Sheet1.C36 Sheet1.E13:Sheet1.E36" svg:x="1.509cm" svg:y="2.183cm" svg:width="22.42cm" svg:height="12.402cm">
          <chartooo:coordinate-region svg:x="2.501cm" svg:y="2.183cm" svg:width="21.148cm" svg:height="11.755cm"/>
          <chart:axis chart:dimension="x" chart:name="primary-x" chart:style-name="ch4">
            <chart:title svg:x="11.22cm" svg:y="14.902cm" chart:style-name="ch5">
              <text:p>Sigma_a / Sigma_s</text:p>
            </chart:title>
          </chart:axis>
          <chart:axis chart:dimension="y" chart:name="primary-y" chart:style-name="ch6">
            <chart:title svg:x="0.451cm" svg:y="9.804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heet1.E13:Sheet1.E36" chart:class="chart:scatter">
            <chart:domain table:cell-range-address="Sheet1.C13:Sheet1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3:Sheet1.C36</svg:desc>
                </draw:g>
              </table:table-cell>
              <table:table-cell office:value-type="float" office:value="2560.33">
                <text:p>2560.33</text:p>
                <draw:g>
                  <svg:desc>Sheet1.E13:Sheet1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01cm" svg:height="16.324cm" xlink:href=".." xlink:type="simple" chart:class="chart:scatter" chart:style-name="ch1">
        <chart:title svg:x="7.031cm" svg:y="0.462cm" chart:style-name="ch2">
          <text:p>Iteration Matrix Spectral Radius vs. Transitions/History</text:p>
        </chart:title>
        <chart:plot-area chart:style-name="ch3" table:cell-range-address="Sheet1.D13:Sheet1.E36" svg:x="1.503cm" svg:y="2.219cm" svg:width="22.114cm" svg:height="12.798cm">
          <chartooo:coordinate-region svg:x="2.495cm" svg:y="2.219cm" svg:width="21.029cm" svg:height="12.151cm"/>
          <chart:axis chart:dimension="x" chart:name="primary-x" chart:style-name="ch4">
            <chart:title svg:x="12.04cm" svg:y="15.343cm" chart:style-name="ch5">
              <text:p>rho(H)</text:p>
            </chart:title>
          </chart:axis>
          <chart:axis chart:dimension="y" chart:name="primary-y" chart:style-name="ch6">
            <chart:title svg:x="0.451cm" svg:y="10.038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heet1.E13:Sheet1.E36" chart:class="chart:scatter">
            <chart:domain table:cell-range-address="Sheet1.D13:Sheet1.D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heet1.D13:Sheet1.D36</svg:desc>
                </draw:g>
              </table:table-cell>
              <table:table-cell office:value-type="float" office:value="2560.33">
                <text:p>2560.33</text:p>
                <draw:g>
                  <svg:desc>Sheet1.E13:Sheet1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44cm" svg:height="17.188cm" xlink:href=".." xlink:type="simple" chart:class="chart:scatter" chart:style-name="ch1">
        <chart:title svg:x="9.021cm" svg:y="0.479cm" chart:style-name="ch2">
          <text:p>Transititions/History vs. CPU Time</text:p>
        </chart:title>
        <chart:plot-area chart:style-name="ch3" table:cell-range-address="Sheet1.E12:Sheet1.F36" svg:x="1.505cm" svg:y="2.287cm" svg:width="22.251cm" svg:height="13.577cm">
          <chartooo:coordinate-region svg:x="2.126cm" svg:y="2.487cm" svg:width="21.63cm" svg:height="12.73cm"/>
          <chart:axis chart:dimension="x" chart:name="primary-x" chart:style-name="ch4">
            <chart:title svg:x="11.21cm" svg:y="16.207cm" chart:style-name="ch5">
              <text:p>Transitions/History</text:p>
            </chart:title>
          </chart:axis>
          <chart:axis chart:dimension="y" chart:name="primary-y" chart:style-name="ch6">
            <chart:title svg:x="0.451cm" svg:y="9.886cm" chart:style-name="ch7">
              <text:p>CPU Time</text:p>
            </chart:title>
            <chart:grid chart:style-name="ch8" chart:class="major"/>
          </chart:axis>
          <chart:series chart:style-name="ch9" chart:values-cell-range-address="Sheet1.F12:Sheet1.F36" chart:class="chart:scatter">
            <chart:domain table:cell-range-address="Sheet1.E12:Sheet1.E3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12:Sheet1.E36</svg:desc>
                </draw:g>
              </table:table-cell>
              <table:table-cell office:value-type="float" office:value="NaN">
                <text:p>NaN</text:p>
                <draw:g>
                  <svg:desc>Sheet1.F12:Sheet1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0.33">
                <text:p>2560.33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2.9">
                <text:p>2092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2.37">
                <text:p>1252.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.779">
                <text:p>771.779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.647">
                <text:p>515.64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7.985">
                <text:p>277.9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